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paragraph-rsid="001e023d" style:font-size-asian="12.25pt" style:font-size-complex="14pt"/>
    </style:style>
    <style:style style:name="P2" style:family="paragraph" style:parent-style-name="Standard">
      <style:text-properties style:font-name="Arial" fo:font-size="14pt" officeooo:rsid="001e023d" officeooo:paragraph-rsid="001e023d" style:font-size-asian="12.25pt" style:font-size-complex="14pt"/>
    </style:style>
    <style:style style:name="P3" style:family="paragraph" style:parent-style-name="Standard">
      <style:text-properties style:font-name="Arial" fo:font-size="14pt" officeooo:rsid="001f603e" officeooo:paragraph-rsid="001f603e" style:font-size-asian="12.25pt" style:font-size-complex="14pt"/>
    </style:style>
    <style:style style:name="P4" style:family="paragraph" style:parent-style-name="Standard">
      <style:text-properties style:font-name="Arial" fo:font-size="14pt" officeooo:rsid="00249ead" officeooo:paragraph-rsid="00249ead" style:font-size-asian="12.25pt" style:font-size-complex="14pt"/>
    </style:style>
    <style:style style:name="P5" style:family="paragraph" style:parent-style-name="Standard">
      <style:text-properties style:font-name="Arial" fo:font-size="14pt" officeooo:rsid="00267606" officeooo:paragraph-rsid="001f603e" style:font-size-asian="12.25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2f10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ibro: Cod_Libro (PK), Titulo, Data_Acq, Año_Edc, Nombre_Edi (FK a Editorial)</text:p>
      <text:p text:style-name="P1"/>
      <text:p text:style-name="P2">Indice: Cod_Tit (PK), Texto, Tit, Pagina, Cod_Libro (FK a Libro)</text:p>
      <text:p text:style-name="P2"/>
      <text:p text:style-name="P2">Autor: Cod_Aut (PK), Nombre, Estudios</text:p>
      <text:p text:style-name="P2"/>
      <text:p text:style-name="P2">Fotocopia: Esp/Canu (PK)</text:p>
      <text:p text:style-name="P2"/>
      <text:p text:style-name="P2">Original: No tiene atributos</text:p>
      <text:p text:style-name="P2"/>
      <text:p text:style-name="P2">Libreria: Cod_Libreria (PK), Nombre, Direccion, Telefono, Persona_Contacto</text:p>
      <text:p text:style-name="P2"/>
      <text:p text:style-name="P2">Mercado: Precio (PK)</text:p>
      <text:p text:style-name="P2"/>
      <text:p text:style-name="P2">Amigo: Cod_Ami (PK), Nombre, Direccion, Telefono</text:p>
      <text:p text:style-name="P2"/>
      <text:p text:style-name="P2">Amigo_Reg: Cod_Ami (PK, FK Amigo)</text:p>
      <text:p text:style-name="P2"/>
      <text:p text:style-name="P2">Amigo_Pre: Cod_Ami (PK, FK Amigo)</text:p>
      <text:p text:style-name="P2"/>
      <text:p text:style-name="P3">Editorial: Cod_Edi, Nombre</text:p>
      <text:p text:style-name="P3"/>
      <text:p text:style-name="P3"/>
      <text:p text:style-name="P3">Libro: <text:span text:style-name="T1">cod_libro</text:span>, titulo, data_adq, año_edc, (cod_edi FK EDITORIAL), (cod_libreira FK LIBRERIA), (cod_ami FK AMIGO), tipo_libro, espi/canu, prezo.</text:p>
      <text:p text:style-name="P3"/>
      <text:p text:style-name="P3">Amigo: <text:span text:style-name="T1">cod_ami</text:span><text:span text:style-name="T2">, nome, enderezo, telefono, amigo_reg, amigo.</text:span></text:p>
      <text:p text:style-name="P5"><text:span text:style-name="T2"/></text:p>
      <text:p text:style-name="P3"><text:span text:style-name="T3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0:20:56.281000000</meta:creation-date>
    <dc:date>2024-11-14T12:12:45.362000000</dc:date>
    <meta:editing-duration>PT38M29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3" meta:word-count="85" meta:character-count="669" meta:non-whitespace-character-count="597"/>
  </office:meta>
</office:document-meta>
</file>